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Mangal1" svg:font-family="Mangal"/>
    <style:font-face style:name="Trebuchet MS" svg:font-family="'Trebuchet M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nsolas"/>
    </style:style>
    <style:style style:name="P2" style:family="paragraph" style:parent-style-name="Standard">
      <style:paragraph-properties fo:break-before="page"/>
    </style:style>
    <style:style style:name="P3" style:family="paragraph" style:parent-style-name="Standard">
      <style:paragraph-properties fo:break-before="page"/>
      <style:text-properties style:font-name="Consolas"/>
    </style:style>
    <style:style style:name="P4" style:family="paragraph" style:parent-style-name="Heading_20_2">
      <style:paragraph-properties fo:margin-top="0.139in" fo:margin-bottom="0in" fo:line-height="114%" style:writing-mode="lr-tb"/>
      <style:text-properties fo:font-variant="normal" fo:text-transform="none" fo:color="#000000" style:text-line-through-style="none" style:font-name="Trebuchet MS" fo:font-size="11.25pt" fo:font-style="normal" style:text-underline-style="none" fo:font-weight="bold" style:text-blinking="false" fo:background-color="transparent"/>
    </style:style>
    <style:style style:name="P5" style:family="paragraph" style:parent-style-name="Heading_20_1">
      <style:paragraph-properties fo:margin-top="0.139in" fo:margin-bottom="0in" fo:line-height="114%" style:writing-mode="lr-tb"/>
      <style:text-properties fo:font-variant="normal" fo:text-transform="none" fo:color="#000000" style:text-line-through-style="none" style:font-name="Arial1" fo:font-size="13.8500003814697pt" fo:font-style="normal" style:text-underline-style="none" fo:font-weight="normal" style:text-blinking="false" fo:background-color="transparent"/>
    </style:style>
    <style:style style:name="P6" style:family="paragraph" style:parent-style-name="Heading_20_1">
      <style:paragraph-properties fo:margin-top="0.139in" fo:margin-bottom="0in" fo:line-height="114%" style:writing-mode="lr-tb"/>
      <style:text-properties fo:font-variant="normal" fo:text-transform="none" fo:color="#000000" style:text-line-through-style="none" style:font-name="Trebuchet MS" fo:font-size="13.8500003814697pt" fo:font-style="normal" style:text-underline-style="none" fo:font-weight="normal" style:text-blinking="false" fo:background-color="transparent"/>
    </style:style>
    <style:style style:name="P7" style:family="paragraph" style:parent-style-name="Heading_20_1">
      <style:paragraph-properties fo:margin-top="0.139in" fo:margin-bottom="0in" fo:line-height="114%" style:writing-mode="lr-tb"/>
    </style:style>
    <style:style style:name="P8" style:family="paragraph" style:parent-style-name="Text_20_body">
      <style:text-properties fo:font-variant="normal" fo:text-transform="none" fo:color="#000000" style:text-line-through-style="none" style:font-name="Arial1" fo:font-size="18.5pt" fo:font-style="normal" style:text-underline-style="none" fo:font-weight="normal" style:text-blinking="false" fo:background-color="transparent"/>
    </style:style>
    <style:style style:name="P9"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9.89999961853027pt" fo:font-style="normal" style:text-underline-style="none" fo:font-weight="normal" style:text-blinking="false" fo:background-color="transparent"/>
    </style:style>
    <style:style style:name="P10" style:family="paragraph" style:parent-style-name="Text_20_body">
      <style:paragraph-properties fo:margin-top="0in" fo:margin-bottom="0in" fo:line-height="114%" style:writing-mode="lr-tb"/>
      <style:text-properties fo:font-variant="normal" fo:text-transform="none" fo:color="#000000" style:text-line-through-style="none" style:text-underline-style="none" style:text-blinking="false" fo:background-color="transparent"/>
    </style:style>
    <style:style style:name="P11" style:family="paragraph" style:parent-style-name="Text_20_body">
      <style:paragraph-properties fo:margin-top="0in" fo:margin-bottom="0in" fo:line-height="114%" style:writing-mode="lr-tb"/>
    </style:style>
    <style:style style:name="P12" style:family="paragraph" style:parent-style-name="Text_20_body">
      <style:paragraph-properties fo:margin-top="0in" fo:margin-bottom="0in" fo:line-height="114%" style:writing-mode="lr-tb"/>
      <style:text-properties fo:font-weight="normal"/>
    </style:style>
    <style:style style:name="P13" style:family="paragraph" style:parent-style-name="Text_20_body">
      <style:paragraph-properties fo:margin-left="0.5in" fo:margin-right="0in" fo:margin-top="0in" fo:margin-bottom="0in" fo:line-height="114%" fo:text-indent="0in" style:auto-text-indent="false" style:writing-mode="lr-tb"/>
      <style:text-properties fo:font-variant="normal" fo:text-transform="none" fo:color="#000000" style:text-line-through-style="none" style:font-name="Arial1" fo:font-size="9.89999961853027pt" fo:font-style="normal" style:text-underline-style="none" fo:font-weight="normal" style:text-blinking="false" fo:background-color="transparent"/>
    </style:style>
    <style:style style:name="P14" style:family="paragraph" style:parent-style-name="Text_20_body">
      <style:paragraph-properties fo:margin-left="0.5in" fo:margin-right="0in" fo:margin-top="0in" fo:margin-bottom="0in" fo:line-height="114%" fo:text-indent="0in" style:auto-text-indent="false" style:writing-mode="lr-tb"/>
      <style:text-properties fo:font-variant="normal" fo:text-transform="none" fo:color="#000000" style:text-line-through-style="none" style:font-name="Arial1" fo:font-size="9.89999961853027pt" fo:font-style="normal" style:text-underline-style="none" fo:font-weight="bold" style:text-blinking="false" fo:background-color="transparent"/>
    </style:style>
    <style:style style:name="P15" style:family="paragraph" style:parent-style-name="Text_20_body">
      <style:paragraph-properties fo:margin-left="1in" fo:margin-right="0in" fo:margin-top="0in" fo:margin-bottom="0in" fo:line-height="114%" fo:text-indent="0in" style:auto-text-indent="false" style:writing-mode="lr-tb"/>
      <style:text-properties fo:font-variant="normal" fo:text-transform="none" fo:color="#000000" style:text-line-through-style="none" style:font-name="Arial1" fo:font-size="9.89999961853027pt" fo:font-style="normal" style:text-underline-style="none" fo:font-weight="normal" style:text-blinking="false" fo:background-color="transparent"/>
    </style:style>
    <style:style style:name="P16" style:family="paragraph" style:parent-style-name="Text_20_body">
      <style:paragraph-properties fo:margin-left="1in" fo:margin-right="0in" fo:margin-top="0in" fo:margin-bottom="0in" fo:line-height="114%" fo:text-indent="0in" style:auto-text-indent="false" style:writing-mode="lr-tb"/>
      <style:text-properties fo:font-variant="normal" fo:text-transform="none" fo:color="#000000" style:text-line-through-style="none" style:font-name="Arial1" fo:font-size="9.89999961853027pt" fo:font-style="normal" style:text-underline-style="none" fo:font-weight="bold" style:text-blinking="false" fo:background-color="transparent"/>
    </style:style>
    <style:style style:name="P17" style:family="paragraph" style:parent-style-name="Text_20_body">
      <style:paragraph-properties fo:margin-left="1in" fo:margin-right="0in" fo:margin-top="0in" fo:margin-bottom="0in" fo:line-height="114%" fo:text-indent="0.5in" style:auto-text-indent="false" style:writing-mode="lr-tb"/>
      <style:text-properties fo:font-variant="normal" fo:text-transform="none" fo:color="#000000" style:text-line-through-style="none" style:font-name="Arial1" fo:font-size="9.89999961853027pt" fo:font-style="normal" style:text-underline-style="none" fo:font-weight="normal" style:text-blinking="false" fo:background-color="transparent"/>
    </style:style>
    <style:style style:name="T1" style:family="text">
      <style:text-properties fo:font-variant="normal" fo:text-transform="none" fo:color="#000000" style:text-line-through-style="none" style:font-name="Arial1" fo:font-size="9.89999961853027pt" fo:font-style="normal" style:text-underline-style="none" style:text-blinking="false" fo:background-color="transparent"/>
    </style:style>
    <style:style style:name="T2" style:family="text">
      <style:text-properties fo:font-variant="normal" fo:text-transform="none" fo:color="#000000" style:text-line-through-style="none" style:font-name="Arial1" fo:font-size="9.89999961853027pt" fo:font-style="normal" style:text-underline-style="none" fo:font-weight="normal" style:text-blinking="false" fo:background-color="transparent"/>
    </style:style>
    <style:style style:name="T3" style:family="text">
      <style:text-properties fo:font-variant="normal" fo:text-transform="none" fo:color="#000000" style:text-line-through-style="none" style:font-name="Arial1" fo:font-size="9.89999961853027pt" fo:font-style="normal" style:text-underline-style="none" fo:font-weight="bold" style:text-blinking="false" fo:background-color="transparent"/>
    </style:style>
    <style:style style:name="T4" style:family="text">
      <style:text-properties fo:font-variant="normal" fo:text-transform="none" fo:color="#000000" style:text-line-through-style="none" style:text-underline-style="none" style:text-blinking="false" fo:background-color="transparent"/>
    </style:style>
    <style:style style:name="T5" style:family="text">
      <style:text-properties fo:font-variant="normal" fo:text-transform="none" fo:color="#000000" style:text-line-through-style="none" style:font-name="Trebuchet MS" fo:font-size="13.8500003814697pt" fo:font-style="normal" style:text-underline-style="none" fo:font-weight="normal" style:text-blinking="false" fo:background-color="transparent"/>
    </style:style>
    <style:style style:name="T6" style:family="text">
      <style:text-properties fo:font-variant="normal" fo:text-transform="none" fo:color="#1155cc" style:text-line-through-style="none" style:font-name="Arial1" fo:font-size="9.89999961853027pt" fo:font-style="normal" style:text-underline-style="solid" style:text-underline-width="auto" style:text-underline-color="font-color" fo:font-weight="normal" style:text-blinking="false" fo:background-color="transparent"/>
    </style:style>
    <style:style style:name="T7" style:family="text">
      <style:text-properties style:font-name="Arial1" fo:font-size="9.89999961853027pt" fo:font-style="normal" fo:font-weight="normal"/>
    </style:style>
    <style:style style:name="T8" style:family="text">
      <style:text-properties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docs-internal-guid-2bd01913-1825-8b43-27d7-2cce2bdfc8d0"/>Lab 2</text:p>
      <text:p text:style-name="P11"><text:span text:style-name="T2">In this lab, we will learn two separate skills. The first will be animating a DIV which is the basis of award winning sites like Into The Arctic: </text:span><text:a xlink:type="simple" xlink:href="http://www.intothearctic.gp/"><text:span text:style-name="T6">www.intothearctic.gp</text:span></text:a><text:span text:style-name="T2">. Next we will learn how to insert and select data without a back end setup.</text:span></text:p>
      <text:p text:style-name="Text_20_body"/>
      <text:h text:style-name="P5" text:outline-level="1">Animate a DIV</text:h>
      <text:p text:style-name="Text_20_body"/>
      <text:p text:style-name="P12"><text:span text:style-name="T1">In </text:span><text:span text:style-name="T3">App2.ts</text:span><text:span text:style-name="T4"> </text:span><text:span text:style-name="T1">add the following code. Pay special attention to the bolded code sections. We are learning to Forward and CleanUp views which is the next step after Open. The other bold sections animates the view div.</text:span></text:p>
      <text:p text:style-name="Text_20_body"/>
      <text:p text:style-name="P13">var load1But = document.getElementById('load1')</text:p>
      <text:p text:style-name="P13">load1But.addEventListener('click', function() {</text:p>
      <text:p text:style-name="P15">console.log ("clicked 1")</text:p>
      <text:p text:style-name="Text_20_body"/>
      <text:p text:style-name="P15">//scrollBackground();</text:p>
      <text:p text:style-name="P16">forward('view1', 'view1', iloaded1)</text:p>
      <text:p text:style-name="P13">})</text:p>
      <text:p text:style-name="Text_20_body"/>
      <text:p text:style-name="P13">function iloaded1(id){</text:p>
      <text:p text:style-name="P16">cleanUpViews()</text:p>
      <text:p text:style-name="P15">console.log ("loaded1 " + id)</text:p>
      <text:p text:style-name="P15">var div=document.getElementById(id)</text:p>
      <text:p text:style-name="P16">TweenLite.from(div,.4</text:p>
      <text:p text:style-name="P16">,{css:{rotationY:-90, transformOrigin:"300% ", rotation:-1}</text:p>
      <text:p text:style-name="P16">,onComplete:function(){</text:p>
      <text:p text:style-name="P17">console.log('animated') }</text:p>
      <text:p text:style-name="P15">})</text:p>
      <text:p text:style-name="P13">}</text:p>
      <text:p text:style-name="Text_20_body"/>
      <text:p text:style-name="P13">var load2But = document.getElementById('load2')</text:p>
      <text:p text:style-name="P13">load2But.addEventListener('click', function() {</text:p>
      <text:p text:style-name="P15">console.log ("clicked 2")</text:p>
      <text:p text:style-name="Text_20_body"/>
      <text:p text:style-name="P15">//scrollBackground();</text:p>
      <text:p text:style-name="P16">forward('view2', 'form', iloaded2)</text:p>
      <text:p text:style-name="P13">})</text:p>
      <text:p text:style-name="Text_20_body"/>
      <text:p text:style-name="P13">function iloaded2(id){</text:p>
      <text:p text:style-name="P16">cleanUpViews()</text:p>
      <text:p text:style-name="P15">console.log ("loaded2")</text:p>
      <text:p text:style-name="P13">}</text:p>
      <text:p text:style-name="Text_20_body"/>
      <text:h text:style-name="P4" text:outline-level="2">Optional: </text:h>
      <text:p text:style-name="P9">Glance Transforms in misc</text:p>
      <text:h text:style-name="P7" text:outline-level="1"><text:soft-page-break/><text:span text:style-name="T5">API (CRUD): Insert and Select Data via a Cloud API</text:span></text:h>
      <text:h text:style-name="P4" text:outline-level="2">API Setup:</text:h>
      <text:p text:style-name="P12"><text:span text:style-name="T1">First you need to navigate in Webstorm to </text:span><text:span text:style-name="T3">ex2/ROOT/index2.html</text:span><text:span text:style-name="T4"> </text:span><text:span text:style-name="T1">and open that file. At the bottom you will see the following script:</text:span></text:p>
      <text:p text:style-name="Text_20_body"/>
      <text:p text:style-name="P9">&lt;script src="http://ca_1.primusapi.com/acdn/libs/cloudAPI.js"</text:p>
      <text:p text:style-name="P10"><text:span text:style-name="T7"><text:tab/>id="primusAPI" data-app_key="###" &gt;&lt;/script&gt;</text:span></text:p>
      <text:p text:style-name="Text_20_body"/>
      <text:p text:style-name="P9">You will need to update the app key (where you see “###” to be the App key you received upon registration for a Primus API account.</text:p>
      <text:p text:style-name="Text_20_body"/>
      <text:h text:style-name="P4" text:outline-level="2">Inserting and Selecting Data</text:h>
      <text:p text:style-name="P12"><text:span text:style-name="T1">Back in </text:span><text:span text:style-name="T3">app2.ts</text:span><text:span text:style-name="T1">, now add the following code: This code initializes a Cloud API, defines objects with the parameters of the data you want to insert and then uses the simple API commands of cAPI.insert() and cAPI.select(). Pay attention to the bolded sections of code which will feel new:</text:span></text:p>
      <text:p text:style-name="Text_20_body"/>
      <text:p text:style-name="P14">cAPI=new CloudAPI()</text:p>
      <text:p text:style-name="Text_20_body"/>
      <text:p text:style-name="P13">var newAppBut = document.getElementById('create')</text:p>
      <text:p text:style-name="P13">newAppBut.addEventListener('click', function(e) {</text:p>
      <text:p text:style-name="P15">var firstname = $('#firstname').val()</text:p>
      <text:p text:style-name="P15">var lastname = $('#lastname').val()</text:p>
      <text:p text:style-name="P15">console.log("clicked " + firstname +", " + lastname)</text:p>
      <text:p text:style-name="Text_20_body"/>
      <text:p text:style-name="P15">var ename =new Object()</text:p>
      <text:p text:style-name="P15">ename.firstname=firstname</text:p>
      <text:p text:style-name="P15">ename.lastname=lastname</text:p>
      <text:p text:style-name="P16">cAPI.insert("nameapp",ename, onPK)</text:p>
      <text:p text:style-name="P13">})</text:p>
      <text:p text:style-name="Text_20_body"/>
      <text:p text:style-name="P13">function onPK(data){</text:p>
      <text:p text:style-name="P15">console.log('back')</text:p>
      <text:p text:style-name="P15">//console.log(data)</text:p>
      <text:p text:style-name="P13">}</text:p>
      <text:p text:style-name="Text_20_body"/>
      <text:p text:style-name="P13">$('#lookup').click(function(){</text:p>
      <text:p text:style-name="P15">var ename =new Object()</text:p>
      <text:p text:style-name="P15">var firstname = $('#firstname').val()</text:p>
      <text:p text:style-name="P15">ename.firstname=firstname</text:p>
      <text:p text:style-name="P15">console.log("clicked " + firstname)</text:p>
      <text:p text:style-name="P16">cAPI.select("nameapp", ename, onFound)</text:p>
      <text:p text:style-name="P13">})</text:p>
      <text:p text:style-name="Text_20_body"/>
      <text:p text:style-name="P13">function onFound(data){</text:p>
      <text:p text:style-name="P15">console.log(data.array_)</text:p>
      <text:p text:style-name="P15"><text:soft-page-break/>$("#firstname").val(data.array_[0].firstname)</text:p>
      <text:p text:style-name="P15">$("#lastname").val(data.array_[0].lastname)</text:p>
      <text:p text:style-name="P13">}</text:p>
      <text:p text:style-name="Text_20_body"/>
      <text:h text:style-name="P4" text:outline-level="2">View Data</text:h>
      <text:p text:style-name="P9">Open the app and add and retrieve some data. To see this data log into your Primus API account and on the bottom of the Left Hand column click Data View.</text:p>
      <text:p text:style-name="Text_20_body"/>
      <text:h text:style-name="P4" text:outline-level="2">Optional:</text:h>
      <text:p text:style-name="P9">Edit view2.html</text:p>
      <text:p text:style-name="Text_20_body"/>
      <text:h text:style-name="P6" text:outline-level="1">Obfuscate HTML for Security:</text:h>
      <text:p text:style-name="P9">You do not want your API key in plain sight on a View Source of your application. You can easily take a step to obfuscate this with an HTML Obfuscator. </text:p>
      <text:p text:style-name="Text_20_body"/>
      <text:p text:style-name="P9">In the Misc Folder, open the HTML Muncher url. Please note, we do not endorse this service, this is just one example of an HTML Obfuscator.</text:p>
      <text:p text:style-name="Text_20_body"/>
      <text:p text:style-name="P9">In the index2.html page grab the script we edited above and put it into the HTML Muncher. Then copy and past that back into your index2.html page. Test that this app still functions the same way.</text:p>
      <text:p text:style-name="Text_20_body"/>
      <text:h text:style-name="P6" text:outline-level="1">Optional Lab</text:h>
      <text:p text:style-name="P9">There is a view in the view folder “d3.html” that never gets displayed. See if you can get this to display as others do. </text:p>
      <text:p text:style-name="Text_20_body"><text:span text:style-name="T8"><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Mangal1" svg:font-family="Mangal"/>
    <style:font-face style:name="Trebuchet MS" svg:font-family="'Trebuchet M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24T15:40:56.21</meta:creation-date>
    <dc:date>2013-07-25T16:24:47</dc:date>
    <meta:editing-duration>PT16H36M59S</meta:editing-duration>
    <meta:editing-cycles>6</meta:editing-cycles>
    <meta:generator>OpenOffice.org/3.4.1$Unix OpenOffice.org_project/341m1$Build-9593</meta:generator>
    <meta:document-statistic meta:table-count="0" meta:image-count="0" meta:object-count="0" meta:page-count="3" meta:paragraph-count="78" meta:word-count="486" meta:character-count="3460"/>
  </office:meta>
</office:document-meta>
</file>